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1000">
            <text:p>1000</text:p>
          </table:table-cell>
        </table:table-row>
        <table:table-row table:style-name="ro1">
          <table:table-cell table:formula="of:=AVERAGE([.A1:.A30])" office:value-type="float" office:value="473.6">
            <text:p>473.6</text:p>
          </table:table-cell>
        </table:table-row>
      </table:table>
      <table:database-ranges>
        <table:database-range table:target-range-address="Sheet1.A1:Sheet1.A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文鼎ＰＬ新宋" style:language-asian="zh" style:country-asian="TW" style:font-name-complex="文鼎ＰＬ新宋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2010/05/17</text:date>, <text:time>19:4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17T19:44:07</dc:date>
    <dc:creator>Chih-Pin Fong</dc:creator>
    <meta:document-statistic meta:table-count="1" meta:cell-count="31" meta:object-count="0"/>
    <meta:generator>OpenOffice.org/3.1$FreeBSD/i386 OpenOffice.org_project/310m19$Build-9420</meta:generator>
  </office:meta>
</office:document-meta>
</file>